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.9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text-position="0% 100%" officeooo:rsid="0004d4b8" officeooo:paragraph-rsid="0004d4b8"/>
    </style:style>
    <style:style style:name="P2" style:family="paragraph" style:parent-style-name="Standard">
      <style:text-properties officeooo:rsid="0002c142" officeooo:paragraph-rsid="0004ec4a"/>
    </style:style>
    <style:style style:name="P3" style:family="paragraph" style:parent-style-name="Standard">
      <style:text-properties officeooo:rsid="0001d542" officeooo:paragraph-rsid="0001d542"/>
    </style:style>
    <style:style style:name="P4" style:family="paragraph" style:parent-style-name="Standard">
      <style:text-properties officeooo:rsid="0001d542" officeooo:paragraph-rsid="0004545b"/>
    </style:style>
    <style:style style:name="P5" style:family="paragraph" style:parent-style-name="Standard">
      <style:text-properties officeooo:rsid="0001d542" officeooo:paragraph-rsid="0004d4b8"/>
    </style:style>
    <style:style style:name="P6" style:family="paragraph" style:parent-style-name="Standard">
      <style:text-properties officeooo:rsid="0001d542" officeooo:paragraph-rsid="0004ec4a"/>
    </style:style>
    <style:style style:name="P7" style:family="paragraph" style:parent-style-name="Standard">
      <style:text-properties officeooo:rsid="0004d4b8" officeooo:paragraph-rsid="0004d4b8"/>
    </style:style>
    <style:style style:name="P8" style:family="paragraph" style:parent-style-name="Standard">
      <style:text-properties officeooo:rsid="0004d4b8" officeooo:paragraph-rsid="0004ec4a"/>
    </style:style>
    <style:style style:name="P9" style:family="paragraph" style:parent-style-name="Table_20_Contents">
      <style:text-properties officeooo:rsid="0004545b" officeooo:paragraph-rsid="0004545b"/>
    </style:style>
    <style:style style:name="P10" style:family="paragraph" style:parent-style-name="Text_20_body">
      <style:text-properties officeooo:rsid="0004545b" officeooo:paragraph-rsid="0004545b"/>
    </style:style>
    <style:style style:name="P11" style:family="paragraph" style:parent-style-name="Standard" style:list-style-name="L3">
      <style:text-properties officeooo:rsid="0004545b" officeooo:paragraph-rsid="0004545b"/>
    </style:style>
    <style:style style:name="P12" style:family="paragraph" style:parent-style-name="Standard" style:list-style-name="L4">
      <style:text-properties officeooo:rsid="0004545b" officeooo:paragraph-rsid="0004ec4a"/>
    </style:style>
    <style:style style:name="P13" style:family="paragraph" style:parent-style-name="Standard" style:list-style-name="L5">
      <style:text-properties officeooo:rsid="0004545b" officeooo:paragraph-rsid="0004ec4a"/>
    </style:style>
    <style:style style:name="P14" style:family="paragraph" style:parent-style-name="Standard" style:list-style-name="L1">
      <style:text-properties style:text-position="0% 100%" officeooo:rsid="0004545b" officeooo:paragraph-rsid="0004545b"/>
    </style:style>
    <style:style style:name="P15" style:family="paragraph" style:parent-style-name="Standard" style:list-style-name="L2">
      <style:text-properties style:text-position="0% 100%" officeooo:rsid="0004545b" officeooo:paragraph-rsid="0004545b"/>
    </style:style>
    <style:style style:name="P16" style:family="paragraph" style:parent-style-name="Standard" style:list-style-name="L1">
      <style:text-properties style:text-position="0% 100%" officeooo:rsid="0004d4b8" officeooo:paragraph-rsid="0004d4b8"/>
    </style:style>
    <style:style style:name="P17" style:family="paragraph" style:parent-style-name="Standard">
      <style:text-properties style:text-position="0% 100%" officeooo:rsid="0004d4b8" officeooo:paragraph-rsid="0004d4b8"/>
    </style:style>
    <style:style style:name="P18" style:family="paragraph" style:parent-style-name="Standard" style:list-style-name="L2">
      <style:text-properties style:text-position="0% 100%" officeooo:rsid="0004d4b8" officeooo:paragraph-rsid="0004d4b8"/>
    </style:style>
    <style:style style:name="P19" style:family="paragraph" style:parent-style-name="Standard" style:list-style-name="L4">
      <style:text-properties officeooo:rsid="0004d4b8" officeooo:paragraph-rsid="0004ec4a"/>
    </style:style>
    <style:style style:name="P20" style:family="paragraph" style:parent-style-name="Standard" style:list-style-name="L6">
      <style:text-properties officeooo:rsid="0004d4b8" officeooo:paragraph-rsid="0004ec4a"/>
    </style:style>
    <style:style style:name="P21" style:family="paragraph" style:parent-style-name="Standard" style:list-style-name="L5">
      <style:text-properties officeooo:rsid="0005c0fb" officeooo:paragraph-rsid="0005c0fb"/>
    </style:style>
    <style:style style:name="P22" style:family="paragraph" style:parent-style-name="Standard" style:list-style-name="L7">
      <style:text-properties officeooo:rsid="0002c142" officeooo:paragraph-rsid="0004ec4a"/>
    </style:style>
    <style:style style:name="P23" style:family="paragraph" style:parent-style-name="Standard" style:list-style-name="L8">
      <style:text-properties officeooo:rsid="0002c142" officeooo:paragraph-rsid="0004ec4a"/>
    </style:style>
    <style:style style:name="P24" style:family="paragraph" style:parent-style-name="Standard" style:list-style-name="L9">
      <style:text-properties officeooo:rsid="0002c142" officeooo:paragraph-rsid="0004ec4a"/>
    </style:style>
    <style:style style:name="P25" style:family="paragraph" style:parent-style-name="Standard">
      <style:text-properties style:text-position="super 58%" officeooo:rsid="0001d542" officeooo:paragraph-rsid="0004ec4a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imester Study System</text:p>
      <table:table table:name="Table1" table:style-name="Table1">
        <table:table-column table:style-name="Table1.A"/>
        <table:table-row table:style-name="TableLine2102788764384">
          <table:table-cell table:style-name="Table1.A1" office:value-type="string">
            <text:p text:style-name="P9">Informed plan</text:p>
          </table:table-cell>
        </table:table-row>
        <table:table-row table:style-name="TableLine2102788759760">
          <table:table-cell table:style-name="Table1.A1" office:value-type="string">
            <text:p text:style-name="P4">Year 1</text:p>
            <text:p text:style-name="P4"/>
            <text:p text:style-name="P4">1<text:span text:style-name="T1">st</text:span></text:p>
            <text:list xml:id="list2987355356" text:style-name="L1">
              <text:list-item>
                <text:p text:style-name="P14">A+ / ITF+</text:p>
              </text:list-item>
              <text:list-item>
                <text:p text:style-name="P16">Powershell</text:p>
              </text:list-item>
              <text:list-item>
                <text:p text:style-name="P14">CCNA</text:p>
              </text:list-item>
            </text:list>
            <text:p text:style-name="P1">ec: thm</text:p>
            <text:p text:style-name="P1"/>
            <text:p text:style-name="P4">2<text:span text:style-name="T1">nd</text:span></text:p>
            <text:list xml:id="list2582096789" text:style-name="L2">
              <text:list-item>
                <text:p text:style-name="P18">Linux+ / LPIC1</text:p>
              </text:list-item>
              <text:list-item>
                <text:p text:style-name="P18">Bash</text:p>
              </text:list-item>
              <text:list-item>
                <text:p text:style-name="P15">CEH / OSCP</text:p>
              </text:list-item>
            </text:list>
            <text:p text:style-name="P1">ec: thm</text:p>
            <text:p text:style-name="P1"/>
            <text:p text:style-name="P4">3<text:span text:style-name="T1">rd</text:span></text:p>
            <text:list xml:id="list1916313699" text:style-name="L3">
              <text:list-item>
                <text:p text:style-name="P11">AWS / Azure / Google Architect</text:p>
              </text:list-item>
              <text:list-item>
                <text:p text:style-name="P11">Javascript</text:p>
              </text:list-item>
              <text:list-item>
                <text:p text:style-name="P11">Python</text:p>
              </text:list-item>
            </text:list>
            <text:p text:style-name="P7">ec: thm</text:p>
            <text:p text:style-name="P4"/>
          </table:table-cell>
        </table:table-row>
        <table:table-row table:style-name="TableLine2102788776080">
          <table:table-cell table:style-name="Table1.A1" office:value-type="string">
            <text:p text:style-name="P6">Year 2</text:p>
            <text:p text:style-name="P6"/>
            <text:p text:style-name="P6">1<text:span text:style-name="T1">st</text:span></text:p>
            <text:list xml:id="list2682958237" text:style-name="L4">
              <text:list-item>
                <text:p text:style-name="P12">Pentest+</text:p>
              </text:list-item>
              <text:list-item>
                <text:p text:style-name="P19">HTML</text:p>
              </text:list-item>
              <text:list-item>
                <text:p text:style-name="P12">PHP</text:p>
              </text:list-item>
            </text:list>
            <text:p text:style-name="P8">ec: thm</text:p>
            <text:p text:style-name="P8"/>
            <text:p text:style-name="P6">2<text:span text:style-name="T1">nd</text:span></text:p>
            <text:list xml:id="list1264269001" text:style-name="L5">
              <text:list-item>
                <text:p text:style-name="P21">Insert cert</text:p>
              </text:list-item>
              <text:list-item>
                <text:p text:style-name="P13">Virtualization</text:p>
              </text:list-item>
              <text:list-item>
                <text:p text:style-name="P13">Malware Analysis</text:p>
              </text:list-item>
            </text:list>
            <text:p text:style-name="P8">ec: thm</text:p>
            <text:p text:style-name="P8"/>
            <text:p text:style-name="P6">3<text:span text:style-name="T1">rd</text:span></text:p>
            <text:list xml:id="list4137743862" text:style-name="L6">
              <text:list-item>
                <text:p text:style-name="P20">SQL</text:p>
              </text:list-item>
              <text:list-item>
                <text:p text:style-name="P20">PERL</text:p>
              </text:list-item>
              <text:list-item>
                <text:p text:style-name="P20">Ruby</text:p>
              </text:list-item>
            </text:list>
            <text:p text:style-name="P8">ec: thm</text:p>
            <text:p text:style-name="P2"/>
          </table:table-cell>
        </table:table-row>
        <table:table-row table:style-name="TableLine2102788776624">
          <table:table-cell table:style-name="Table1.A1" office:value-type="string">
            <text:p text:style-name="P6">Year 3</text:p>
            <text:p text:style-name="P6"/>
            <text:p text:style-name="P6">1<text:span text:style-name="T1">st</text:span></text:p>
            <text:list xml:id="list381284249" text:style-name="L7">
              <text:list-item>
                <text:p text:style-name="P22">Cloud</text:p>
              </text:list-item>
              <text:list-item>
                <text:p text:style-name="P22">AWS</text:p>
              </text:list-item>
              <text:list-item>
                <text:p text:style-name="P22">Azure</text:p>
              </text:list-item>
            </text:list>
            <text:p text:style-name="P2"><text:soft-page-break/></text:p>
            <text:p text:style-name="P6">2<text:span text:style-name="T1">nd</text:span></text:p>
            <text:list xml:id="list2855532110" text:style-name="L8">
              <text:list-item>
                <text:p text:style-name="P23">Virtualization</text:p>
              </text:list-item>
              <text:list-item>
                <text:p text:style-name="P23">C#</text:p>
              </text:list-item>
            </text:list>
            <text:p text:style-name="P2"/>
            <text:p text:style-name="P6">3<text:span text:style-name="T1">rd</text:span></text:p>
            <text:list xml:id="list2363370692" text:style-name="L9">
              <text:list-item>
                <text:p text:style-name="P24"/>
              </text:list-item>
              <text:list-item>
                <text:p text:style-name="P24"/>
              </text:list-item>
            </text:list>
            <text:p text:style-name="P2"/>
          </table:table-cell>
        </table:table-row>
        <table:table-row table:style-name="TableLine2102788772544">
          <table:table-cell table:style-name="Table1.A1" office:value-type="string">
            <text:p text:style-name="P6">Year 4</text:p>
            <text:p text:style-name="P6"/>
            <text:p text:style-name="P6">1<text:span text:style-name="T1">st</text:span></text:p>
            <text:p text:style-name="P6">2<text:span text:style-name="T1">nd</text:span></text:p>
            <text:p text:style-name="P6">3<text:span text:style-name="T1">rd</text:span></text:p>
            <text:p text:style-name="P25"/>
          </table:table-cell>
        </table:table-row>
        <table:table-row table:style-name="TableLine2102788776896">
          <table:table-cell table:style-name="Table1.A1" office:value-type="string">
            <text:p text:style-name="P6">Year 5</text:p>
            <text:p text:style-name="P6"/>
            <text:p text:style-name="P6">1<text:span text:style-name="T1">st</text:span></text:p>
            <text:p text:style-name="P6">2<text:span text:style-name="T1">nd</text:span></text:p>
            <text:p text:style-name="P6">3<text:span text:style-name="T1">rd</text:span></text:p>
            <text:p text:style-name="P25"/>
          </table:table-cell>
        </table:table-row>
        <table:table-row table:style-name="TableLine2102788763296">
          <table:table-cell table:style-name="Table1.A1" office:value-type="string">
            <text:p text:style-name="P6">Year 6</text:p>
            <text:p text:style-name="P6"/>
            <text:p text:style-name="P6">1<text:span text:style-name="T1">st</text:span></text:p>
            <text:p text:style-name="P6">2<text:span text:style-name="T1">nd</text:span></text:p>
            <text:p text:style-name="P6">3<text:span text:style-name="T1">rd</text:span></text:p>
            <text:p text:style-name="P25"/>
          </table:table-cell>
        </table:table-row>
        <table:table-row table:style-name="TableLine2102788767648">
          <table:table-cell table:style-name="Table1.A1" office:value-type="string">
            <text:p text:style-name="P6">Year 7</text:p>
            <text:p text:style-name="P6"/>
            <text:p text:style-name="P6">1<text:span text:style-name="T1">st</text:span></text:p>
            <text:p text:style-name="P6">2<text:span text:style-name="T1">nd</text:span></text:p>
            <text:p text:style-name="P6">3<text:span text:style-name="T1">rd</text:span></text:p>
          </table:table-cell>
        </table:table-row>
        <table:table-row table:style-name="TableLine2102788766560">
          <table:table-cell table:style-name="Table1.A1" office:value-type="string">
            <text:p text:style-name="P5">Year 8</text:p>
            <text:p text:style-name="P5"/>
            <text:p text:style-name="P5">1<text:span text:style-name="T1">st</text:span></text:p>
            <text:p text:style-name="P5">2<text:span text:style-name="T1">nd</text:span></text:p>
            <text:p text:style-name="P5">3<text:span text:style-name="T1">rd</text:span></text:p>
          </table:table-cell>
        </table:table-row>
        <table:table-row table:style-name="TableLine2102788762480">
          <table:table-cell table:style-name="Table1.A1" office:value-type="string">
            <text:p text:style-name="P5">Year 9</text:p>
            <text:p text:style-name="P5"/>
            <text:p text:style-name="P5">1<text:span text:style-name="T1">st</text:span></text:p>
            <text:p text:style-name="P5">2<text:span text:style-name="T1">nd</text:span></text:p>
            <text:p text:style-name="P5">3<text:span text:style-name="T1">rd</text:span></text:p>
          </table:table-cell>
        </table:table-row>
        <table:table-row table:style-name="TableLine2102788766832">
          <table:table-cell table:style-name="Table1.A1" office:value-type="string">
            <text:p text:style-name="P5">Year 10</text:p>
            <text:p text:style-name="P5"/>
            <text:p text:style-name="P5">1<text:span text:style-name="T1">st</text:span></text:p>
            <text:p text:style-name="P5">2<text:span text:style-name="T1">nd</text:span></text:p>
            <text:p text:style-name="P5">3<text:span text:style-name="T1">rd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51:06.251000000</meta:creation-date>
    <dc:date>2021-08-20T18:46:29.088000000</dc:date>
    <meta:editing-duration>PT4H43M38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73" meta:word-count="128" meta:character-count="471" meta:non-whitespace-character-count="439"/>
  </office:meta>
</office:document-meta>
</file>